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2">Repeat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1.0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7.8cm">
          <text:p text:style-name="P11"><text:span text:style-name="T5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6.2cm" svg:y="19.12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2cm" svg:height="1.2cm" svg:x="14.925cm" svg:y="17.025cm">
          <text:p text:style-name="P15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cm" svg:height="1.2cm" svg:x="14.925cm" svg:y="18.3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cm" svg:height="1.2cm" svg:x="14.925cm" svg:y="19.575cm">
          <text:p text:style-name="P15"><text:span text:style-name="T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cm" svg:height="1.2cm" svg:x="13.65cm" svg:y="16.725cm">
          <text:p text:style-name="P15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cm" svg:height="1.2cm" svg:x="13.65cm" svg:y="1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6" draw:layer="layout" svg:width="1.2cm" svg:height="1.2cm" svg:x="13.65cm" svg:y="19.275cm">
          <text:p text:style-name="P15"><text:span text:style-name="T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6" draw:layer="layout" svg:width="1.2cm" svg:height="1.2cm" svg:x="12.375cm" svg:y="18.37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8.8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15.6cm">
          <text:p text:style-name="P11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5.3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6.6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8" draw:layer="layout" svg:width="1.2cm" svg:height="1.2cm" svg:x="4.425cm" svg:y="24.9cm">
          <text:p text:style-name="P17"><text:span text:style-name="T5">Wh</text:span></text:p>
          <text:p text:style-name="P17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2cm" svg:height="1.2cm" svg:x="4.425cm" svg:y="26.17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8" draw:layer="layout" svg:width="1.2cm" svg:height="1.2cm" svg:x="3.15cm" svg:y="24.525cm">
          <text:p text:style-name="P17"><text:span text:style-name="T5">Wh</text:span></text:p>
          <text:p text:style-name="P17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6" draw:layer="layout" svg:width="1.2cm" svg:height="1.2cm" svg:x="3.15cm" svg:y="25.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6" draw:layer="layout" svg:width="1.2cm" svg:height="1.2cm" svg:x="1.875cm" svg:y="24.825cm">
          <text:p text:style-name="P15"><text:span text:style-name="T9">Wh</text:span></text:p>
          <text:p text:style-name="P15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2cm" svg:height="1.2cm" svg:x="1.875cm" svg:y="26.1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6" draw:layer="layout" svg:width="1.2cm" svg:height="1.2cm" svg:x="0.6cm" svg:y="25.65cm">
          <text:p text:style-name="P15"><text:span text:style-name="T10">Wh</text:span></text:p>
          <text:p text:style-name="P15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6" draw:layer="layout" svg:width="1.2cm" svg:height="1.2cm" svg:x="0.6cm" svg:y="26.92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4.925cm" svg:y="26.1cm">
          <text:p text:style-name="P19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3.65cm" svg:y="25.8cm">
          <text:p text:style-name="P19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375cm" svg:y="26.175cm">
          <text:p text:style-name="P19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23.4cm">
          <text:p text:style-name="P11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1" draw:layer="layout" svg:width="1.2cm" svg:height="1.2cm" svg:x="16.2cm" svg:y="33.45cm">
          <text:p text:style-name="P19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4.725cm">
          <text:p text:style-name="P19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2.625cm">
          <text:p text:style-name="P11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3.9cm">
          <text:p text:style-name="P11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5.1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2.325cm">
          <text:p text:style-name="P11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3.6cm">
          <text:p text:style-name="P11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4.875cm">
          <text:p text:style-name="P11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2.7cm">
          <text:p text:style-name="P11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3.9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5.25cm">
          <text:p text:style-name="P11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6cm">
          <text:p text:style-name="P19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1.2cm">
          <text:p text:style-name="P11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6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6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6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6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9cm">
          <text:p text:style-name="P11"><text:span text:style-name="T5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12T20:26:03.199136659</dc:date>
    <meta:editing-duration>P2DT7H9M2S</meta:editing-duration>
    <meta:editing-cycles>138</meta:editing-cycles>
    <meta:generator>LibreOffice/7.6.6.3$Linux_X86_64 LibreOffice_project/60$Build-3</meta:generator>
    <meta:print-date>2024-04-12T20:24:17.618321522</meta:print-date>
    <meta:document-statistic meta:object-count="210"/>
  </office:meta>
</office:document-meta>
</file>